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ff3333" style:font-name="Helvetica Neue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5cm" fo:line-height="142%" fo:orphans="2" fo:widows="2" fo:text-indent="0cm" style:auto-text-indent="false" fo:background-color="#f5f5f5" fo:padding="0.238cm" fo:border="0.002cm solid #cccccc">
        <style:background-image/>
      </style:paragraph-properties>
      <style:text-properties fo:font-variant="normal" fo:text-transform="none" fo:color="#333333" style:font-name="Menlo" fo:font-size="9.7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8pt" fo:letter-spacing="normal" fo:font-style="normal" fo:font-weight="bold"/>
    </style:style>
    <style:style style:name="P8" style:family="paragraph" style:parent-style-name="Heading_20_2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22.5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/>
    </style:style>
    <style:style style:name="P11" style:family="paragraph" style:parent-style-name="Text_20_body">
      <style:paragraph-properties fo:margin-left="0cm" fo:margin-right="0cm" fo:margin-top="0cm" fo:margin-bottom="0.265cm" fo:line-height="142%" fo:orphans="2" fo:widows="2" fo:text-indent="0cm" style:auto-text-indent="false" fo:background-color="#f5f5f5" fo:padding="0.238cm" fo:border="0.002cm solid #cccccc">
        <style:background-image/>
      </style:paragraph-properties>
      <style:text-properties fo:font-variant="normal" fo:text-transform="none" fo:color="#333333" style:font-name="Menlo" fo:font-size="9.75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8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style:font-name="Helvetica Neue" fo:font-size="10.5pt" fo:font-style="normal" fo:font-weight="normal"/>
    </style:style>
    <style:style style:name="T3" style:family="text">
      <style:text-properties style:font-name="Helvetica Neue" fo:font-size="7.5pt" fo:font-style="normal" fo:font-weight="normal"/>
    </style:style>
    <style:style style:name="T4" style:family="text">
      <style:text-properties fo:font-size="18pt" fo:font-weight="bold"/>
    </style:style>
    <style:style style:name="T5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ercise 3: Using Wireshark to understand basic HTTP request/response messages (marked, include in your report) </text:p>
      <text:p text:style-name="P7"/>
      <text:p text:style-name="P1">Question 1: What is the status code and phrase returned from the server to the client browser?&lt;o:p&gt;&lt;/o:p&gt;</text:p>
      <text:p text:style-name="P1"/>
      <text:p text:style-name="P1">status code: 200</text:p>
      <text:p text:style-name="P1">response phrase: OK</text:p>
      <text:p text:style-name="P1"/>
      <text:p text:style-name="P1"/>
      <text:p text:style-name="P2">Question 2: When was the HTML file that the browser is retrieving last modified at the server? Does the response also contain a DATE header? How are these two fields different? &lt;o:p&gt;&lt;/o:p&gt;</text:p>
      <text:p text:style-name="P5">The last modified time at the server is: Last-Modified: <text:s/></text:p>
      <text:p text:style-name="P6">Tue, 23 Sep 2003 05:29:00 GMT\r\n</text:p>
      <text:p text:style-name="P2">It does contain a DATE header: Date: </text:p>
      <text:p text:style-name="P6">Tue, 23 Sep 2003 05:29:50 GMT\r\n</text:p>
      <text:p text:style-name="P2">They are different: The Last-Modified time is the time of the object that is modified last time. The Date indicates the packet sent date.</text:p>
      <text:p text:style-name="P2"/>
      <text:p text:style-name="P2"/>
      <text:p text:style-name="P2">Question <text:span text:style-name="T5">3: Is the connection established between the browser and the server persistent or non-persistent? How can you infer this?&lt;o:p&gt;&lt;/o:p&gt;</text:span></text:p>
      <text:p text:style-name="P4">non-persistent. </text:p>
      <text:p text:style-name="P6">Keep-Alive: timeout=10, max=100\r\n</text:p>
      <text:p text:style-name="P6">Connection: Keep-Alive\r\n</text:p>
      <text:p text:style-name="P2">The timeout is set, hence it will cut down the connection in a certain time. It is non-persistent.</text:p>
      <text:p text:style-name="P2">Question 4: How many bytes of content are being returned to the browser?&lt;o:p&gt;&lt;/o:p&gt;</text:p>
      <text:p text:style-name="P6">Content-Length: 73\r\n</text:p>
      <text:p text:style-name="P2">73 bytes</text:p>
      <text:p text:style-name="P2"/>
      <text:p text:style-name="P2">Question 5: What is the data contained inside the HTTP response packet?&lt;o:p&gt;&lt;/o:p&gt;</text:p>
      <text:p text:style-name="P6">Content-Type: text/html; charset=ISO-8859-1\r\n</text:p>
      <text:p text:style-name="P2"><text:soft-page-break/>it has type of text/html</text:p>
      <text:p text:style-name="P2"/>
      <text:p text:style-name="P2"><text:span text:style-name="T4">Exercise 4: Using Wireshark to understand the HTTP CONDITIONAL GET/response interaction (marked, include in your report) </text:span><text:span text:style-name="T1">&lt;o:p&gt;&lt;/o:p&gt;</text:span></text:p>
      <text:p text:style-name="P10"/>
      <text:p text:style-name="P2">Question 1: Inspect the contents of the first HTTP GET request from the browser to the server. Do you see an “IF-MODIFIED-SINCE” line in the HTTP GET?&lt;o:p&gt;&lt;/o:p&gt;</text:p>
      <text:p text:style-name="Text_20_body">No. There is no “IF-MODIFIED-SINCE” line in the first HTTP GET. But it does occur in the second one.<text:line-break/></text:p>
      <text:p text:style-name="P2">Question 2: Does the response indicate the last time that the requested file was modified?&lt;o:p&gt;&lt;/o:p&gt;</text:p>
      <text:p text:style-name="P6">If-Modified-Since: Tue, 23 Sep 2003 05:35:00 GMT\r\n</text:p>
      <text:p text:style-name="P2">Yes, it does.</text:p>
      <text:p text:style-name="P2">Question 3: Now inspect the contents of the second HTTP GET request from the browser to the server. Do you see an “IF-MODIFIED-SINCE:” and “IF-NONE-MATCH” lines in the HTTP GET? If so, what information is contained in these header lines?<text:span text:style-name="T1">&lt;o:p&gt;&lt;/o:p&gt;</text:span></text:p>
      <text:p text:style-name="P6">If-Modified-Since: Tue, 23 Sep 2003 05:35:00 GMT\r\n</text:p>
      <text:p text:style-name="P6">If-None-Match: "1bfef-173-8f4ae900"\r\n</text:p>
      <text:p text:style-name="P2">The first line indicated the time of last modified time. If there is modification since then, this object can still be used. The second line indicate that there is a new version of the object.</text:p>
      <text:p text:style-name="P2"/>
      <text:p text:style-name="P2">Question 4: What is the HTTP status code and phrase returned from the server in response to this second HTTP GET? Did the server explicitly return the contents of the file? Explain.&lt;o:p&gt;&lt;/o:p&gt;</text:p>
      <text:p text:style-name="P6">HTTP/1.1 304 Not Modified\r\n</text:p>
      <text:p text:style-name="P2">status code: 304</text:p>
      <text:p text:style-name="P2">phrase: Not Modified</text:p>
      <text:p text:style-name="P2">The server does not explicitly return the contents of the file because 304 status means the object is old and hence it does not have any content body.</text:p>
      <text:p text:style-name="P2"/>
      <text:p text:style-name="P2"/>
      <text:p text:style-name="P2"/>
      <text:p text:style-name="P2"/>
      <text:p text:style-name="P2"/>
      <text:p text:style-name="P3"><text:soft-page-break/><text:span text:style-name="T2">Question 5: What is the value of the Etag field in the 2nd response message and how it is used? Has this value changed since the 1</text:span><text:span text:style-name="T3">st </text:span><text:span text:style-name="T2">response message was received?</text:span></text:p>
      <text:p text:style-name="P2">First response message:</text:p>
      <text:p text:style-name="P6">If-None-Match: "1bfef-173-8f4ae900"\r\n</text:p>
      <text:p text:style-name="P2">Second:</text:p>
      <text:p text:style-name="P6">ETag: "1bfef-173-8f4ae900"\r\n</text:p>
      <text:p text:style-name="P2">It is used to pass by the message to indicate that it has been modified. </text:p>
      <text:p text:style-name="P2"/>
      <text:p text:style-name="P2"/>
      <text:p text:style-name="P2"/>
      <text:p text:style-name="P2"/>
      <text:p text:style-name="P2"/>
      <text:h text:style-name="P8" text:outline-level="2">(*) Exercise 5: Ping Client</text:h>
      <text:p text:style-name="P2"/>
      <text:p text:style-name="P2"/>
      <text:p text:style-name="P2"/>
      <text:p text:style-name="P2"/>
      <text:p text:style-name="P2"/>
      <text:p text:style-name="P2"/>
      <text:p text:style-name="P6">import java.io.BufferedReader;</text:p>
      <text:p text:style-name="P6">import java.io.ByteArrayInputStream;</text:p>
      <text:p text:style-name="P6">import java.io.IOException;</text:p>
      <text:p text:style-name="P6">import java.io.InputStreamReader;</text:p>
      <text:p text:style-name="P6">import java.net.DatagramPacket;</text:p>
      <text:p text:style-name="P6">import java.net.DatagramSocket;</text:p>
      <text:p text:style-name="P6">import java.net.InetAddress;</text:p>
      <text:p text:style-name="P6">import java.util.Date;</text:p>
      <text:p text:style-name="P6"></text:p>
      <text:p text:style-name="P6"></text:p>
      <text:p text:style-name="P6">public class PingClient {</text:p>
      <text:p text:style-name="P6"><text:tab/>private static final int TIME_OUT = 1000; // milliseconds</text:p>
      <text:p text:style-name="P6"></text:p>
      <text:p text:style-name="P6"><text:soft-page-break/><text:tab/>public static void main(String args[]) throws Exception {</text:p>
      <text:p text:style-name="P6"><text:tab/><text:tab/>if (args.length &lt; 2) {</text:p>
      <text:p text:style-name="P6"><text:tab/><text:tab/><text:tab/>System.out.println("Required arguements: hostName/hostAddress, portNumber");</text:p>
      <text:p text:style-name="P6"><text:tab/><text:tab/><text:tab/>return;</text:p>
      <text:p text:style-name="P6"><text:tab/><text:tab/>}</text:p>
      <text:p text:style-name="P6"></text:p>
      <text:p text:style-name="P6"><text:tab/><text:tab/>// The port number to listen to.</text:p>
      <text:p text:style-name="P6"><text:tab/><text:tab/>int port = Integer.parseInt(args[1]);</text:p>
      <text:p text:style-name="P6"></text:p>
      <text:p text:style-name="P6"><text:tab/><text:tab/>// The server to connect to.</text:p>
      <text:p text:style-name="P6"><text:tab/><text:tab/>InetAddress server;</text:p>
      <text:p text:style-name="P6"><text:tab/><text:tab/>//pass in localhost or other address</text:p>
      <text:p text:style-name="P6"><text:tab/><text:tab/>server = InetAddress.getByName(args[0]);</text:p>
      <text:p text:style-name="P6"></text:p>
      <text:p text:style-name="P6"><text:tab/><text:tab/>// Create a datagram socket for sending and receiving UDP</text:p>
      <text:p text:style-name="P6"><text:tab/><text:tab/>// packets through the port specified on the command line.</text:p>
      <text:p text:style-name="P6"><text:tab/><text:tab/>DatagramSocket socket = new DatagramSocket();</text:p>
      <text:p text:style-name="P6"></text:p>
      <text:p text:style-name="P6"><text:tab/><text:tab/>int sequence_number;</text:p>
      <text:p text:style-name="P6"></text:p>
      <text:p text:style-name="P6"><text:tab/><text:tab/>long minRtt = 0;</text:p>
      <text:p text:style-name="P6"><text:tab/><text:tab/>long maxRtt = 0;</text:p>
      <text:p text:style-name="P6"><text:tab/><text:tab/>long averageDelay = 0;</text:p>
      <text:p text:style-name="P6"></text:p>
      <text:p text:style-name="P6"><text:tab/><text:tab/>for (sequence_number = 0; sequence_number &lt; 10; sequence_number++) {</text:p>
      <text:p text:style-name="P6"><text:tab/><text:tab/><text:tab/>//timestamp</text:p>
      <text:p text:style-name="P6"><text:tab/><text:tab/><text:tab/>Date currentTime = new Date();</text:p>
      <text:p text:style-name="P6"><text:tab/><text:tab/><text:tab/>long msSend = currentTime.getTime();</text:p>
      <text:p text:style-name="P6"><text:tab/><text:tab/><text:tab/></text:p>
      <text:p text:style-name="P6"><text:tab/><text:tab/><text:tab/>String str = "PING " + sequence_number + " " + msSend + "\r\n";</text:p>
      <text:p text:style-name="P6"><text:soft-page-break/></text:p>
      <text:p text:style-name="P6"><text:tab/><text:tab/><text:tab/>byte[] buffer = str.getBytes();</text:p>
      <text:p text:style-name="P6"></text:p>
      <text:p text:style-name="P6"><text:tab/><text:tab/><text:tab/>// Create a Ping datagram to the specified server</text:p>
      <text:p text:style-name="P6"><text:tab/><text:tab/><text:tab/>DatagramPacket ping = new DatagramPacket(buffer, buffer.length, server, port);</text:p>
      <text:p text:style-name="P6"></text:p>
      <text:p text:style-name="P6"><text:tab/><text:tab/><text:tab/>// Send the Ping data packet to the specified server</text:p>
      <text:p text:style-name="P6"><text:tab/><text:tab/><text:tab/>socket.send(ping);</text:p>
      <text:p text:style-name="P6"></text:p>
      <text:p text:style-name="P6"><text:tab/><text:tab/><text:tab/>// Try to receive the packet</text:p>
      <text:p text:style-name="P6"><text:tab/><text:tab/><text:tab/>// Fail when timeout</text:p>
      <text:p text:style-name="P6"><text:tab/><text:tab/><text:tab/>try {</text:p>
      <text:p text:style-name="P6"><text:tab/><text:tab/><text:tab/><text:tab/>// Set the timeout to 1000ms = 1 second specified</text:p>
      <text:p text:style-name="P6"><text:tab/><text:tab/><text:tab/><text:tab/>socket.setSoTimeout(TIME_OUT);</text:p>
      <text:p text:style-name="P6"></text:p>
      <text:p text:style-name="P6"><text:tab/><text:tab/><text:tab/><text:tab/>// Create a datagram packet to hold incoming UDP packet.</text:p>
      <text:p text:style-name="P6"><text:tab/><text:tab/><text:tab/><text:tab/>DatagramPacket response = new DatagramPacket(new byte[1024], 1024);</text:p>
      <text:p text:style-name="P6"></text:p>
      <text:p text:style-name="P6"><text:tab/><text:tab/><text:tab/><text:tab/>// Try to receive the response from the server</text:p>
      <text:p text:style-name="P6"><text:tab/><text:tab/><text:tab/><text:tab/>socket.receive(response);</text:p>
      <text:p text:style-name="P6"></text:p>
      <text:p text:style-name="P6"><text:tab/><text:tab/><text:tab/><text:tab/>// Timestamp for the receive time</text:p>
      <text:p text:style-name="P6"><text:tab/><text:tab/><text:tab/><text:tab/>currentTime = new Date();</text:p>
      <text:p text:style-name="P6"><text:tab/><text:tab/><text:tab/><text:tab/>long msReceived = currentTime.getTime();</text:p>
      <text:p text:style-name="P6"></text:p>
      <text:p text:style-name="P6"><text:tab/><text:tab/> <text:tab/><text:tab/>long delay = msReceived - msSend;</text:p>
      <text:p text:style-name="P6"></text:p>
      <text:p text:style-name="P6"></text:p>
      <text:p text:style-name="P6"><text:tab/><text:tab/><text:tab/><text:tab/>if (sequence_number == 0) {</text:p>
      <text:p text:style-name="P6"><text:soft-page-break/><text:tab/><text:tab/><text:tab/><text:tab/><text:tab/>minRtt = delay;</text:p>
      <text:p text:style-name="P6"><text:tab/><text:tab/><text:tab/><text:tab/><text:tab/>maxRtt = delay;</text:p>
      <text:p text:style-name="P6"><text:tab/><text:tab/><text:tab/><text:tab/>}</text:p>
      <text:p text:style-name="P6"></text:p>
      <text:p text:style-name="P6"><text:tab/><text:tab/> <text:s text:c="7"/>// Calculate minimum delay and maximum delay.</text:p>
      <text:p text:style-name="P6"><text:tab/><text:tab/> <text:s text:c="7"/>if (delay &lt; minRtt)</text:p>
      <text:p text:style-name="P6"><text:tab/><text:tab/> <text:s text:c="7"/><text:tab/>minRtt = delay;</text:p>
      <text:p text:style-name="P6"><text:tab/><text:tab/> <text:s text:c="7"/>if (delay &gt; maxRtt)</text:p>
      <text:p text:style-name="P6"><text:tab/><text:tab/> <text:s text:c="7"/><text:tab/>maxRtt = delay;</text:p>
      <text:p text:style-name="P6"></text:p>
      <text:p text:style-name="P6"><text:tab/><text:tab/> <text:s text:c="7"/>// Calculate average delay.</text:p>
      <text:p text:style-name="P6"><text:tab/><text:tab/> <text:s text:c="7"/>averageDelay += delay / (sequence_number + 1);</text:p>
      <text:p text:style-name="P6"></text:p>
      <text:p text:style-name="P6"></text:p>
      <text:p text:style-name="P6"><text:tab/><text:tab/> <text:s text:c="7"/>// Print the packet and the delay</text:p>
      <text:p text:style-name="P6"><text:tab/><text:tab/><text:tab/><text:tab/><text:tab/>printData(response, sequence_number, delay);</text:p>
      <text:p text:style-name="P6"><text:tab/><text:tab/><text:tab/>} catch (IOException e) {</text:p>
      <text:p text:style-name="P6"><text:tab/><text:tab/><text:tab/><text:tab/>//This is the case where the packet is lost</text:p>
      <text:p text:style-name="P6"><text:tab/><text:tab/><text:tab/><text:tab/>// Print to indicates which packet is lost</text:p>
      <text:p text:style-name="P6"><text:tab/><text:tab/><text:tab/><text:tab/>System.out.println("Timeout for packet " + sequence_number);</text:p>
      <text:p text:style-name="P6"><text:tab/><text:tab/><text:tab/>}</text:p>
      <text:p text:style-name="P6"><text:tab/><text:tab/>}</text:p>
      <text:p text:style-name="P6"><text:tab/><text:tab/>System.out.println("min rtt = " + minRtt + " ms" +</text:p>
      <text:p text:style-name="P6"><text:tab/><text:tab/><text:tab/><text:tab/><text:tab/><text:tab/>", max rtt = " + maxRtt + " ms" +</text:p>
      <text:p text:style-name="P6"><text:tab/><text:tab/><text:tab/><text:tab/><text:tab/><text:tab/>", average rtt = " + averageDelay + " ms");</text:p>
      <text:p text:style-name="P6"><text:tab/><text:tab/>socket.close();</text:p>
      <text:p text:style-name="P6"><text:tab/>}</text:p>
      <text:p text:style-name="P6"></text:p>
      <text:p text:style-name="P6"><text:tab/>/*</text:p>
      <text:p text:style-name="P6"><text:tab/> * Print ping data to the standard output stream.</text:p>
      <text:p text:style-name="P6"><text:soft-page-break/><text:tab/> * slightly changed from PingServer</text:p>
      <text:p text:style-name="P6"><text:tab/> */</text:p>
      <text:p text:style-name="P6"><text:tab/>private static void printData(DatagramPacket request, int sequence, long delayTime) throws Exception{</text:p>
      <text:p text:style-name="P6"><text:tab/><text:tab/>// Obtain references to the packet's array of bytes.</text:p>
      <text:p text:style-name="P6"><text:tab/><text:tab/>byte[] buf = request.getData();</text:p>
      <text:p text:style-name="P6"></text:p>
      <text:p text:style-name="P6"><text:tab/><text:tab/>// Wrap the bytes in a byte array input stream,</text:p>
      <text:p text:style-name="P6"><text:tab/><text:tab/>// so that you can read the data as a stream of bytes.</text:p>
      <text:p text:style-name="P6"><text:tab/><text:tab/>ByteArrayInputStream bais = new ByteArrayInputStream(buf);</text:p>
      <text:p text:style-name="P6"></text:p>
      <text:p text:style-name="P6"><text:tab/><text:tab/>// Wrap the byte array output stream in an input stream reader,</text:p>
      <text:p text:style-name="P6"><text:tab/><text:tab/>// so you can read the data as a stream of characters.</text:p>
      <text:p text:style-name="P6"><text:tab/><text:tab/>InputStreamReader isr = new InputStreamReader(bais);</text:p>
      <text:p text:style-name="P6"></text:p>
      <text:p text:style-name="P6"><text:tab/><text:tab/>// Wrap the input stream reader in a buffered reader,</text:p>
      <text:p text:style-name="P6"><text:tab/><text:tab/>// so you can read the character data a line at a time.</text:p>
      <text:p text:style-name="P6"><text:tab/><text:tab/>// (A line is a sequence of chars terminated by any combination of \r and \n.)</text:p>
      <text:p text:style-name="P6"><text:tab/><text:tab/>BufferedReader br = new BufferedReader(isr);</text:p>
      <text:p text:style-name="P6"></text:p>
      <text:p text:style-name="P6"><text:tab/><text:tab/>// The message data is contained in a single line, so read this line.</text:p>
      <text:p text:style-name="P6"><text:tab/><text:tab/>String line = br.readLine();</text:p>
      <text:p text:style-name="P6"></text:p>
      <text:p text:style-name="P6"><text:tab/><text:tab/>// Print host address and data received from it.</text:p>
      <text:p text:style-name="P6"><text:tab/><text:tab/>System.out.println(</text:p>
      <text:p text:style-name="P6"><text:tab/><text:tab/>"ping to " +</text:p>
      <text:p text:style-name="P6"><text:tab/><text:tab/>request.getAddress().getHostAddress() + ": " +</text:p>
      <text:p text:style-name="P6"><text:tab/><text:tab/>new String(line) + "\n" +</text:p>
      <text:p text:style-name="P6"><text:tab/><text:tab/>"seq = " + sequence +</text:p>
      <text:p text:style-name="P6"><text:tab/><text:tab/>", rtt = " + delayTime + " ms");</text:p>
      <text:p text:style-name="P6"><text:tab/>}</text:p>
      <text:p text:style-name="P6"><text:soft-page-break/>}</text:p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 PL KaitiM GB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KaitiM GB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KaitiM GB" style:font-size-asian="18pt" style:font-weight-asian="bold" style:font-name-complex="DejaVu Sans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04T16:09:54</meta:creation-date>
    <dc:date>2018-08-06T14:51:22</dc:date>
    <meta:editing-duration>PT59M9S</meta:editing-duration>
    <meta:editing-cycles>7</meta:editing-cycles>
    <meta:generator>OpenOffice/4.1.1$Linux OpenOffice.org_project/411m6$Build-9775</meta:generator>
    <meta:document-statistic meta:table-count="0" meta:image-count="0" meta:object-count="0" meta:page-count="8" meta:paragraph-count="176" meta:word-count="1071" meta:character-count="7191"/>
  </office:meta>
</office:document-meta>
</file>